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6cf" officeooo:paragraph-rsid="001586cf"/>
    </style:style>
    <style:style style:name="P2" style:family="paragraph" style:parent-style-name="Standard">
      <style:text-properties officeooo:paragraph-rsid="001586cf"/>
    </style:style>
    <style:style style:name="P3" style:family="paragraph" style:parent-style-name="Standard">
      <style:text-properties officeooo:rsid="001586cf" officeooo:paragraph-rsid="001586cf"/>
    </style:style>
    <style:style style:name="P4" style:family="paragraph" style:parent-style-name="Standard">
      <style:text-properties officeooo:rsid="0016094c" officeooo:paragraph-rsid="0016094c"/>
    </style:style>
    <style:style style:name="P5" style:family="paragraph" style:parent-style-name="Standard">
      <style:text-properties officeooo:paragraph-rsid="001586cf"/>
    </style:style>
    <style:style style:name="T1" style:family="text">
      <style:text-properties officeooo:rsid="001586cf"/>
    </style:style>
    <style:style style:name="T2" style:family="text">
      <style:text-properties officeooo:rsid="001609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programma esegue un assistente digitale che permette di moltiplicare due numeri, dividere due numeri ed inserire una stringa.</text:p>
      <text:p text:style-name="P1"/>
      <text:p text:style-name="P1"/>
      <text:p text:style-name="P1">C’è un errore di sintassi nella prima parte della funzione int main:</text:p>
      <text:p text:style-name="P1"/>
      <text:p text:style-name="P1">int main () <text:line-break/><text:line-break/>{<text:line-break/><text:tab/>char scelta = {'\0'};<text:line-break/><text:tab/>menu ();<text:line-break/><text:tab/>scanf ("%d", &amp;scelta);</text:p>
      <text:p text:style-name="P1"/>
      <text:p text:style-name="P1">la variabile scelta è di tipo char, quindi nella funzione scanf deve essere dichiarata con “%c” invece di “%d” <text:s text:c="3"/>→ <text:s text:c="4"/>scanf(“%c”,&amp;scelta);</text:p>
      <text:p text:style-name="P1"/>
      <text:p text:style-name="P1">Un altro errore simile a questo si trova nella funzione moltiplica:</text:p>
      <text:p text:style-name="P1"/>
      <text:p text:style-name="P1">void moltiplica ()<text:line-break/>{<text:line-break/><text:tab/>short int <text:s/>a,b = 0;<text:line-break/><text:tab/>printf ("Inserisci i due numeri da moltiplicare:");<text:line-break/><text:tab/>scanf ("%f", &amp;a);<text:line-break/><text:tab/>scanf ("%d", &amp;b);<text:line-break/><text:line-break/><text:tab/>short int prodotto = a * b;<text:line-break/><text:line-break/><text:tab/>printf ("Il prodotto tra %d e %d e': %d", a,b,prodotto);<text:line-break/>}</text:p>
      <text:p text:style-name="P1"/>
      <text:p text:style-name="P1">Vogliamo moltiplicare due numeri interi, quindi bisogna specificare il formato con “%d” invece di “%f” <text:s/>→ <text:s text:c="4"/>scanf (“%d”,&amp;a);</text:p>
      <text:p text:style-name="P1"/>
      <text:p text:style-name="P1"/>
      <text:p text:style-name="P1">Un altro errore di sintassi si trova nella funzione dividi:</text:p>
      <text:p text:style-name="P1"/>
      <text:p text:style-name="P1">void dividi ()<text:line-break/>{<text:line-break/> <text:s text:c="7"/>int <text:s/>a,b = 0;<text:line-break/> <text:s text:c="7"/>printf ("Inserisci il numeratore:");<text:line-break/> <text:s text:c="7"/>scanf ("%d", &amp;a);<text:line-break/><text:tab/>printf ("Inserisci il denumeratore:");<text:line-break/> <text:s text:c="7"/>scanf ("%d", &amp;b);<text:line-break/><text:line-break/> <text:s text:c="7"/>int divisione = a %b; <text:s text:c="6"/>printf ("La divisione tra %d e %d e': %d", a,b,divisione);<text:line-break/>}</text:p>
      <text:p text:style-name="P1"/>
      <text:p text:style-name="P1">Qui l’operatore ‘%’ viene utilizzato al posto di quello della divisione ‘/’ <text:s text:c="3"/>→ <text:s text:c="4"/>int divisione = a/b;</text:p>
      <text:p text:style-name="P1"/>
      <text:p text:style-name="P1"/>
      <text:p text:style-name="P1"/>
      <text:p text:style-name="P1"/>
      <text:p text:style-name="P1"><text:soft-page-break/>Problemi con input imprevisti:</text:p>
      <text:p text:style-name="P1"/>
      <text:p text:style-name="P2"/>
      <text:p text:style-name="P1">Il programma assume che l'utente inserisca sempre una delle opzioni a lui proposte, ad esempio scegliere tra A,B e C , senza considerare un input al di fuori di queste opzioni.</text:p>
      <text:p text:style-name="P2"><text:span text:style-name="T2">Una soluzione può essere quella di aggiungere</text:span> <text:span text:style-name="T2">un alternativa che comprende tutti gli input al di fuori di A,B e C.</text:span></text:p>
      <text:p text:style-name="P4"/>
      <text:p text:style-name="P1"/>
      <text:p text:style-name="P1"/>
      <text:p text:style-name="P1">Un problema simile avviene nelle funzioni moltiplica e dividi, dove il programma assume che l’utente inserisca solo input numerici, non considerando stringhe.</text:p>
      <text:p text:style-name="P4">Si può risolvere limitando gli input dell’utente a soli numeri interi.</text:p>
      <text:p text:style-name="P1"/>
      <text:p text:style-name="P1"/>
      <text:p text:style-name="P1">Nella funzione ins_string , <text:s/><text:span text:style-name="T2">c’è un potenziale exploit</text:span>:</text:p>
      <text:p text:style-name="P1"/>
      <text:p text:style-name="P1">void ins_string () <text:line-break/>{<text:line-break/><text:tab/>char stringa[10];<text:line-break/> <text:s text:c="7"/>printf ("Inserisci la stringa:");<text:line-break/> <text:s text:c="7"/>scanf ("%s", &amp;stringa);<text:line-break/>}</text:p>
      <text:p text:style-name="P1"/>
      <text:p text:style-name="P4">Quando viene preso l’input dell’utente, non c’è nulla che impedisca lui di fornire più caratteri di quelli accettati dall’array, q<text:span text:style-name="T1">uesto permette ad un attaccante di eseguire un buffer overflow inserendo stringe di caratteri che superano il limite massimo consentito.</text:span></text:p>
      <text:p text:style-name="P1"><text:span text:style-name="T2">Si può risolvere</text:span> aggiunge<text:span text:style-name="T2">ndo</text:span> un limite massimo alla lunghezza dell’input <text:span text:style-name="T2">fornito dall’</text:span>utente.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09:49:23.575000000</meta:creation-date>
    <dc:date>2023-12-08T15:46:55.736000000</dc:date>
    <meta:editing-duration>PT3H56M1S</meta:editing-duration>
    <meta:editing-cycles>2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19" meta:word-count="361" meta:character-count="2339" meta:non-whitespace-character-count="1896"/>
  </office:meta>
</office:document-meta>
</file>